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4.785cm" fo:min-width="6.466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1cm" loext:decorative="false"/>
      <style:paragraph-properties style:writing-mode="lr-tb"/>
    </style:style>
    <style:style style:name="gr4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3.376cm" fo:min-width="9.158cm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marker-start="Arrowheads_20_4" draw:marker-end="Arrowheads_20_3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8cm" loext:decorative="false"/>
      <style:paragraph-properties style:writing-mode="lr-tb"/>
    </style:style>
    <style:style style:name="gr9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4.234cm" fo:min-width="6.207cm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4cm" loext:decorative="false"/>
      <style:paragraph-properties style:writing-mode="lr-tb"/>
    </style:style>
    <style:style style:name="gr12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2.803cm" fo:min-width="9.219cm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5cm" loext:decorative="false"/>
      <style:paragraph-properties style:writing-mode="lr-tb"/>
    </style:style>
    <style:style style:name="gr14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5cm" loext:decorative="false"/>
      <style:paragraph-properties style:writing-mode="lr-tb"/>
    </style:style>
    <style:style style:name="gr16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3.639cm" fo:min-width="5.32cm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6cm" loext:decorative="false"/>
      <style:paragraph-properties style:writing-mode="lr-tb"/>
    </style:style>
    <style:style style:name="gr18" style:family="graphic" style:parent-style-name="standard">
      <style:graphic-properties draw:marker-start="Arrowheads_20_5" draw:marker-end="Arrowheads_20_3" draw:textarea-vertical-align="middle" loext:decorative="false"/>
    </style:style>
    <style:style style:name="gr19" style:family="graphic" style:parent-style-name="standard">
      <style:graphic-properties draw:textarea-vertical-align="middle" loext:decorative="false"/>
    </style:style>
    <style:style style:name="gr20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2.41cm" fo:min-width="8.881cm" fo:padding-top="0.175cm" fo:padding-bottom="0.175cm" fo:padding-left="0.3cm" fo:padding-right="0.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3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2.291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gr24" style:family="graphic" style:parent-style-name="standard">
      <style:graphic-properties svg:stroke-width="0.102cm" draw:marker-start="Arrowheads_20_7" draw:marker-start-width="0.352cm" draw:marker-end-width="0.352cm" draw:fill-color="#ffffff" draw:textarea-horizontal-align="justify" draw:textarea-vertical-align="middle" draw:auto-grow-height="false" fo:min-height="3.639cm" fo:min-width="5.32cm" fo:padding-top="0.175cm" fo:padding-bottom="0.175cm" fo:padding-left="0.3cm" fo:padding-right="0.3cm" loext:decorative="false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1.72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2.29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3.945cm" loext:decorative="false"/>
      <style:paragraph-properties style:writing-mode="lr-tb"/>
    </style:style>
    <style:style style:name="gr28" style:family="graphic" style:parent-style-name="objectwithoutfill">
      <style:graphic-properties draw:marker-start="Arrowheads_20_7" draw:marker-end="Arrowheads_20_6" draw:marker-end-width="0.3cm" draw:fill="none" draw:textarea-vertical-align="middle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29cm" fo:min-width="3.904cm" loext:decorative="false"/>
      <style:paragraph-properties style:writing-mode="lr-tb"/>
    </style:style>
    <style:style style:name="gr30" style:family="graphic" style:parent-style-name="standard">
      <style:graphic-properties svg:stroke-width="0.102cm" draw:marker-start="" draw:marker-start-width="0.352cm" draw:marker-end-width="0.352cm" draw:fill-color="#ffffff" draw:textarea-horizontal-align="justify" draw:textarea-vertical-align="middle" draw:auto-grow-height="false" fo:min-height="2.41cm" fo:min-width="8.881cm" fo:padding-top="0.175cm" fo:padding-bottom="0.175cm" fo:padding-left="0.3cm" fo:padding-right="0.3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2.291cm" loext:decorative="false"/>
      <style:paragraph-properties style:writing-mode="lr-tb"/>
    </style:style>
    <style:style style:name="gr32" style:family="graphic" style:parent-style-name="standard">
      <style:graphic-properties draw:marker-start="" draw:marker-end="Arrowheads_20_3" draw:textarea-vertical-align="middle" loext:decorative="false"/>
    </style:style>
    <style:style style:name="gr33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34" style:family="graphic" style:parent-style-name="standard">
      <style:graphic-properties draw:marker-start="Arrowheads_20_7" draw:marker-start-width="0.3cm" draw:marker-end="" draw:marker-end-width="0.3cm" draw:textarea-horizontal-align="center" draw:textarea-vertical-align="middle" loext:decorative="false"/>
    </style:style>
    <style:style style:name="gr35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2.229cm" fo:min-width="5.472cm" fo:padding-top="0.175cm" fo:padding-bottom="0.175cm" fo:padding-left="0.3cm" fo:padding-right="0.3cm" loext:decorative="false"/>
      <style:paragraph-properties style:writing-mode="lr-tb"/>
    </style:style>
    <style:style style:name="gr36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5.953cm" fo:min-width="6.288cm" fo:padding-top="0.175cm" fo:padding-bottom="0.175cm" fo:padding-left="0.3cm" fo:padding-right="0.3cm" loext:decorative="false"/>
      <style:paragraph-properties style:writing-mode="lr-tb"/>
    </style:style>
    <style:style style:name="gr37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2.515cm" fo:min-width="5.123cm" fo:padding-top="0.175cm" fo:padding-bottom="0.175cm" fo:padding-left="0.3cm" fo:padding-right="0.3cm" loext:decorative="false"/>
      <style:paragraph-properties style:writing-mode="lr-tb"/>
    </style:style>
    <style:style style:name="gr3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1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1.942cm" fo:min-width="5.502cm" fo:padding-top="0.175cm" fo:padding-bottom="0.175cm" fo:padding-left="0.3cm" fo:padding-right="0.3cm" loext:decorative="false"/>
      <style:paragraph-properties style:writing-mode="lr-tb"/>
    </style:style>
    <style:style style:name="gr42" style:family="graphic" style:parent-style-name="objectwithoutfill">
      <style:graphic-properties draw:marker-end="Arrowheads_20_11" draw:marker-end-width="0.3cm" draw:fill="none" draw:textarea-vertical-align="middle" loext:decorative="false"/>
      <style:paragraph-properties style:writing-mode="lr-tb"/>
    </style:style>
    <style:style style:name="gr4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frame draw:style-name="gr3" draw:text-style-name="P2" xml:id="id1" draw:id="id1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custom-shape draw:style-name="gr4" draw:text-style-name="P1" xml:id="id2" draw:id="id2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1" draw:start-glue-point="1" draw:end-shape="id2" draw:end-glue-point="1" svg:d="M22388 11268h1364v2934h-9416" svg:viewBox="0 0 9417 2935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</draw:page>
      <draw:page draw:name="page2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frame draw:style-name="gr3" draw:text-style-name="P2" xml:id="id3" draw:id="id3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5" draw:id="id5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4" draw:id="id4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3" draw:start-glue-point="1" draw:end-shape="id4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5" draw:start-glue-point="1" draw:end-shape="id4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</draw:page>
      <draw:page draw:name="page3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frame draw:style-name="gr3" draw:text-style-name="P2" xml:id="id6" draw:id="id6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8" draw:id="id8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7" draw:id="id7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6" draw:start-glue-point="1" draw:end-shape="id7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8" draw:start-glue-point="1" draw:end-shape="id7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9" draw:id="id9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connector draw:style-name="gr7" draw:text-style-name="P3" draw:layer="layout" draw:line-skew="1.957cm" svg:x1="14.95cm" svg:y1="6.752cm" svg:x2="14.335cm" svg:y2="18.646cm" draw:end-shape="id9" draw:end-glue-point="1" svg:d="M14950 6752h1925v11894h-2540" svg:viewBox="0 0 2541 11895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8cm" svg:y="1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16" draw:id="id16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frame draw:style-name="gr3" draw:text-style-name="P2" xml:id="id10" draw:id="id10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12" draw:id="id12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11" draw:id="id11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10" draw:start-glue-point="1" draw:end-shape="id11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12" draw:start-glue-point="1" draw:end-shape="id11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15" draw:id="id15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13" draw:id="id13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14" draw:id="id14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connector draw:style-name="gr7" draw:text-style-name="P3" draw:layer="layout" draw:line-skew="1.41cm" svg:x1="14.965cm" svg:y1="6.752cm" svg:x2="14.335cm" svg:y2="18.646cm" draw:start-shape="id13" draw:start-glue-point="1" draw:end-shape="id14" draw:end-glue-point="1" svg:d="M14965 6752h1910v11894h-2540" svg:viewBox="0 0 2541 11895">
          <text:p/>
        </draw:connector>
        <draw:connector draw:style-name="gr7" draw:text-style-name="P3" draw:layer="layout" draw:line-skew="2.7cm" svg:x1="22.247cm" svg:y1="10.315cm" svg:x2="17.194cm" svg:y2="6.106cm" draw:start-shape="id15" draw:start-glue-point="1" draw:end-shape="id16" draw:end-glue-point="1" svg:d="M22247 10315h3200v-4209h-8253" svg:viewBox="0 0 8254 4210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8cm" svg:y="1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25" draw:id="id25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21" draw:id="id21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17" draw:id="id17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19" draw:id="id19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18" draw:id="id18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17" draw:start-glue-point="1" draw:end-shape="id18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19" draw:start-glue-point="1" draw:end-shape="id18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24" draw:id="id24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22" draw:id="id22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23" draw:id="id23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7" draw:text-style-name="P2" xml:id="id20" draw:id="id20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20" draw:start-glue-point="3" draw:end-shape="id21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22" draw:start-glue-point="1" draw:end-shape="id23" draw:end-glue-point="1" svg:d="M14965 6752h1910v11894h-2540" svg:viewBox="0 0 2541 11895">
          <text:p/>
        </draw:connector>
        <draw:connector draw:style-name="gr7" draw:text-style-name="P3" draw:layer="layout" draw:line-skew="2.7cm" svg:x1="22.247cm" svg:y1="10.315cm" svg:x2="17.194cm" svg:y2="6.106cm" draw:start-shape="id24" draw:start-glue-point="1" draw:end-shape="id25" draw:end-glue-point="1" svg:d="M22247 10315h3200v-4209h-8253" svg:viewBox="0 0 8254 4210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8cm" svg:y="1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34" draw:id="id34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30" draw:id="id30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26" draw:id="id26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28" draw:id="id28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27" draw:id="id27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26" draw:start-glue-point="1" draw:end-shape="id27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28" draw:start-glue-point="1" draw:end-shape="id27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29" draw:id="id29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32" draw:id="id32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onnector draw:style-name="gr7" draw:text-style-name="P3" draw:layer="layout" draw:line-skew="3.018cm -0.391cm" svg:x1="22.247cm" svg:y1="10.315cm" svg:x2="5.446cm" svg:y2="2.578cm" draw:start-shape="id29" draw:start-glue-point="1" draw:end-shape="id30" draw:end-glue-point="0" svg:d="M22247 10315h3518v-8681h-20319v944" svg:viewBox="0 0 20320 8682">
          <text:p/>
        </draw:connector>
        <draw:custom-shape draw:style-name="gr12" draw:text-style-name="P1" xml:id="id33" draw:id="id33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7" draw:text-style-name="P2" xml:id="id31" draw:id="id31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31" draw:start-glue-point="3" draw:end-shape="id30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32" draw:start-glue-point="1" draw:end-shape="id33" draw:end-glue-point="1" svg:d="M14965 6752h1910v11894h-2540" svg:viewBox="0 0 2541 11895">
          <text:p/>
        </draw:connector>
        <draw:connector draw:style-name="gr7" draw:text-style-name="P3" draw:layer="layout" draw:line-skew="3.018cm" svg:x1="22.247cm" svg:y1="10.315cm" svg:x2="17.194cm" svg:y2="6.106cm" draw:start-shape="id29" draw:start-glue-point="1" draw:end-shape="id34" draw:end-glue-point="1" svg:d="M22247 10315h3518v-4209h-8571" svg:viewBox="0 0 8572 4210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8cm" svg:y="1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43" draw:id="id43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39" draw:id="id39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35" draw:id="id35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37" draw:id="id37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36" draw:id="id36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35" draw:start-glue-point="1" draw:end-shape="id36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37" draw:start-glue-point="1" draw:end-shape="id36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42" draw:id="id42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40" draw:id="id40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41" draw:id="id41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7" draw:text-style-name="P2" xml:id="id38" draw:id="id38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38" draw:start-glue-point="3" draw:end-shape="id39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40" draw:start-glue-point="1" draw:end-shape="id41" draw:end-glue-point="1" svg:d="M14965 6752h1910v11894h-2540" svg:viewBox="0 0 2541 11895">
          <text:p/>
        </draw:connector>
        <draw:connector draw:style-name="gr7" draw:text-style-name="P3" draw:layer="layout" draw:line-skew="2.452cm" svg:x1="22.388cm" svg:y1="11.268cm" svg:x2="14.335cm" svg:y2="18.646cm" draw:start-shape="id35" draw:start-glue-point="1" draw:end-shape="id41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42" draw:start-glue-point="1" draw:end-shape="id43" draw:end-glue-point="1" svg:d="M22247 10315h3518v-4209h-8571" svg:viewBox="0 0 8572 4210">
          <text:p/>
        </draw:connector>
        <draw:connector draw:style-name="gr18" draw:text-style-name="P3" draw:layer="layout" draw:line-skew="3.018cm -0.39cm" svg:x1="22.247cm" svg:y1="10.315cm" svg:x2="5.446cm" svg:y2="2.578cm" draw:start-shape="id42" draw:start-glue-point="1" draw:end-shape="id39" draw:end-glue-point="0" svg:d="M22247 10315h3518v-8680h-20319v943" svg:viewBox="0 0 20320 8681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8cm" svg:y="1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52" draw:id="id52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48" draw:id="id48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44" draw:id="id44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46" draw:id="id46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45" draw:id="id45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44" draw:start-glue-point="1" draw:end-shape="id45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46" draw:start-glue-point="1" draw:end-shape="id45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51" draw:id="id51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49" draw:id="id49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50" draw:id="id50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7" draw:text-style-name="P2" xml:id="id47" draw:id="id47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47" draw:start-glue-point="3" draw:end-shape="id48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49" draw:start-glue-point="1" draw:end-shape="id50" draw:end-glue-point="1" svg:d="M14965 6752h1910v11894h-2540" svg:viewBox="0 0 2541 11895">
          <text:p/>
        </draw:connector>
        <draw:connector draw:style-name="gr7" draw:text-style-name="P3" draw:layer="layout" draw:line-skew="2.452cm" svg:x1="22.388cm" svg:y1="11.268cm" svg:x2="14.335cm" svg:y2="18.646cm" draw:start-shape="id44" draw:start-glue-point="1" draw:end-shape="id50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51" draw:start-glue-point="1" draw:end-shape="id52" draw:end-glue-point="1" svg:d="M22247 10315h3518v-4209h-8571" svg:viewBox="0 0 8572 4210">
          <text:p/>
        </draw:connector>
        <draw:frame draw:style-name="gr15" draw:text-style-name="P2" xml:id="id53" draw:id="id53" draw:layer="layout" svg:width="2.685cm" svg:height="0.962cm" svg:x="3.231cm" svg:y="4.172cm">
          <draw:text-box>
            <text:list text:style-name="L1">
              <text:list-item>
                <text:p>fulfills</text:p>
              </text:list-item>
            </text:list>
          </draw:text-box>
        </draw:frame>
        <draw:connector draw:style-name="gr18" draw:text-style-name="P3" draw:layer="layout" draw:line-skew="0cm -0.39cm" svg:x1="5.916cm" svg:y1="4.653cm" svg:x2="5.446cm" svg:y2="2.578cm" draw:start-shape="id53" draw:start-glue-point="1" draw:end-shape="id48" draw:end-glue-point="0" svg:d="M5916 4653h3257v-3018h-3727v943" svg:viewBox="0 0 3728 3019">
          <text:p/>
        </draw:connector>
        <draw:connector draw:style-name="gr19" draw:text-style-name="P3" draw:layer="layout" draw:line-skew="3.018cm -0.39cm" svg:x1="22.247cm" svg:y1="10.315cm" svg:x2="5.446cm" svg:y2="2.578cm" draw:start-shape="id51" draw:start-glue-point="1" draw:end-shape="id48" draw:end-glue-point="0" svg:d="M22247 10315h3518v-8680h-20319v943" svg:viewBox="0 0 20320 8681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8cm" svg:y="1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61" draw:id="id61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58" draw:id="id58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54" draw:id="id54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56" draw:id="id56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55" draw:id="id55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54" draw:start-glue-point="1" draw:end-shape="id55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56" draw:start-glue-point="1" draw:end-shape="id55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60" draw:id="id60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64" draw:id="id64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59" draw:id="id59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7" draw:text-style-name="P2" xml:id="id57" draw:id="id57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57" draw:start-glue-point="3" draw:end-shape="id58" draw:end-glue-point="2" svg:d="M5263 19513h-2222v-9938h2405v-2578" svg:viewBox="0 0 2406 12517">
          <text:p/>
        </draw:connector>
        <draw:connector draw:style-name="gr7" draw:text-style-name="P3" draw:layer="layout" draw:line-skew="2.452cm" svg:x1="22.388cm" svg:y1="11.268cm" svg:x2="14.335cm" svg:y2="18.646cm" draw:start-shape="id54" draw:start-glue-point="1" draw:end-shape="id59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60" draw:start-glue-point="1" draw:end-shape="id61" draw:end-glue-point="1" svg:d="M22247 10315h3518v-4209h-8571" svg:viewBox="0 0 8572 4210">
          <text:p/>
        </draw:connector>
        <draw:custom-shape draw:style-name="gr20" draw:text-style-name="P4" xml:id="id65" draw:id="id65" draw:layer="layout" svg:width="9.779cm" svg:height="3.058cm" svg:x="12.811cm" svg:y="1.9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xml:id="id62" draw:id="id62" draw:layer="layout" svg:width="2.685cm" svg:height="0.962cm" svg:x="3.23cm" svg:y="4.175cm">
          <draw:text-box>
            <text:list text:style-name="L1">
              <text:list-item>
                <text:p>fulfills</text:p>
              </text:list-item>
            </text:list>
          </draw:text-box>
        </draw:frame>
        <draw:connector draw:style-name="gr18" draw:text-style-name="P3" draw:layer="layout" draw:line-skew="0cm -0.39cm" svg:x1="5.915cm" svg:y1="4.656cm" svg:x2="5.446cm" svg:y2="2.578cm" draw:start-shape="id62" draw:start-glue-point="1" draw:end-shape="id58" draw:end-glue-point="0" svg:d="M5915 4656h3258v-3021h-3727v943" svg:viewBox="0 0 3728 3022">
          <text:p/>
        </draw:connector>
        <draw:frame draw:style-name="gr21" draw:text-style-name="P2" draw:layer="layout" svg:width="7.733cm" svg:height="0.962cm" svg:x="13.064cm" svg:y="2.26cm">
          <draw:text-box>
            <text:p>Donate/Give/Trade Action</text:p>
          </draw:text-box>
        </draw:frame>
        <draw:frame draw:style-name="gr22" draw:text-style-name="P2" xml:id="id63" draw:id="id63" draw:layer="layout" svg:width="2.791cm" svg:height="0.962cm" svg:x="13.182cm" svg:y="3.213cm">
          <draw:text-box>
            <text:list text:style-name="L1">
              <text:list-item>
                <text:p>object</text:p>
              </text:list-item>
            </text:list>
          </draw:text-box>
        </draw:frame>
        <draw:connector draw:style-name="gr18" draw:text-style-name="P3" draw:layer="layout" draw:line-skew="1.672cm" svg:x1="15.973cm" svg:y1="3.694cm" svg:x2="14.335cm" svg:y2="18.646cm" draw:start-shape="id63" draw:start-glue-point="1" draw:end-shape="id59" draw:end-glue-point="1" svg:d="M15973 3694h2172v14952h-3810" svg:viewBox="0 0 3811 14953">
          <text:p/>
        </draw:connector>
        <draw:connector draw:style-name="gr18" draw:text-style-name="P3" draw:layer="layout" draw:line-skew="1.41cm" svg:x1="14.965cm" svg:y1="6.752cm" svg:x2="14.335cm" svg:y2="18.646cm" draw:start-shape="id64" draw:start-glue-point="1" draw:end-shape="id59" draw:end-glue-point="1" svg:d="M14965 6752h1910v11894h-2540" svg:viewBox="0 0 2541 11895">
          <text:p/>
        </draw:connector>
        <draw:connector draw:style-name="gr18" draw:text-style-name="P3" draw:layer="layout" draw:line-skew="2.624cm" svg:x1="22.247cm" svg:y1="10.315cm" svg:x2="22.59cm" svg:y2="3.481cm" draw:start-shape="id60" draw:start-glue-point="1" draw:end-shape="id65" draw:end-glue-point="1" svg:d="M22247 10315h3518v-6834h-3175" svg:viewBox="0 0 3519 6835">
          <text:p/>
        </draw:connector>
        <draw:custom-shape draw:style-name="gr23" draw:text-style-name="P3" draw:layer="layout" svg:width="0.318cm" svg:height="0.3cm" svg:x="17.993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line-skew="3.018cm -0.39cm" svg:x1="22.247cm" svg:y1="10.315cm" svg:x2="5.446cm" svg:y2="2.578cm" draw:start-shape="id60" draw:start-glue-point="1" draw:end-shape="id58" draw:end-glue-point="0" svg:d="M22247 10315h3518v-8680h-20319v943" svg:viewBox="0 0 20320 8681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7cm" svg:y="1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" draw:text-style-name="P1" xml:id="id79" draw:id="id79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73" draw:id="id73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24" draw:text-style-name="P1" xml:id="id70" draw:id="id70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66" draw:id="id66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68" draw:id="id68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67" draw:id="id67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66" draw:start-glue-point="1" draw:end-shape="id67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68" draw:start-glue-point="1" draw:end-shape="id67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72" draw:id="id72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76" draw:id="id76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71" draw:id="id71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7" draw:text-style-name="P2" xml:id="id69" draw:id="id69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69" draw:start-glue-point="3" draw:end-shape="id70" draw:end-glue-point="2" svg:d="M5263 19513h-2222v-9938h2405v-2578" svg:viewBox="0 0 2406 12517">
          <text:p/>
        </draw:connector>
        <draw:connector draw:style-name="gr7" draw:text-style-name="P3" draw:layer="layout" draw:line-skew="2.452cm" svg:x1="22.388cm" svg:y1="11.268cm" svg:x2="14.335cm" svg:y2="18.646cm" draw:start-shape="id66" draw:start-glue-point="1" draw:end-shape="id71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72" draw:start-glue-point="1" draw:end-shape="id73" draw:end-glue-point="1" svg:d="M22247 10315h3518v-4209h-8571" svg:viewBox="0 0 8572 4210">
          <text:p/>
        </draw:connector>
        <draw:custom-shape draw:style-name="gr20" draw:text-style-name="P4" xml:id="id77" draw:id="id77" draw:layer="layout" svg:width="9.779cm" svg:height="3.058cm" svg:x="12.811cm" svg:y="1.9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xml:id="id74" draw:id="id74" draw:layer="layout" svg:width="2.685cm" svg:height="0.962cm" svg:x="3.222cm" svg:y="4.175cm">
          <draw:text-box>
            <text:list text:style-name="L1">
              <text:list-item>
                <text:p>fulfills</text:p>
              </text:list-item>
            </text:list>
          </draw:text-box>
        </draw:frame>
        <draw:connector draw:style-name="gr18" draw:text-style-name="P3" draw:layer="layout" svg:x1="5.907cm" svg:y1="4.656cm" svg:x2="5.446cm" svg:y2="2.578cm" draw:start-shape="id74" draw:start-glue-point="1" draw:end-shape="id70" draw:end-glue-point="0" svg:d="M5907 4656h3266v-2631h-3727v553" svg:viewBox="0 0 3728 2632">
          <text:p/>
        </draw:connector>
        <draw:frame draw:style-name="gr21" draw:text-style-name="P2" draw:layer="layout" svg:width="7.733cm" svg:height="0.962cm" svg:x="13.064cm" svg:y="2.26cm">
          <draw:text-box>
            <text:p>Donate/Give/Trade Action</text:p>
          </draw:text-box>
        </draw:frame>
        <draw:frame draw:style-name="gr26" draw:text-style-name="P2" xml:id="id75" draw:id="id75" draw:layer="layout" svg:width="2.791cm" svg:height="0.962cm" svg:x="13.182cm" svg:y="3.213cm">
          <draw:text-box>
            <text:list text:style-name="L1">
              <text:list-item>
                <text:p>object</text:p>
              </text:list-item>
            </text:list>
          </draw:text-box>
        </draw:frame>
        <draw:connector draw:style-name="gr18" draw:text-style-name="P3" draw:layer="layout" draw:line-skew="1.672cm" svg:x1="15.973cm" svg:y1="3.694cm" svg:x2="14.335cm" svg:y2="18.646cm" draw:start-shape="id75" draw:start-glue-point="1" draw:end-shape="id71" draw:end-glue-point="1" svg:d="M15973 3694h2172v14952h-3810" svg:viewBox="0 0 3811 14953">
          <text:p/>
        </draw:connector>
        <draw:connector draw:style-name="gr18" draw:text-style-name="P3" draw:layer="layout" draw:line-skew="1.41cm" svg:x1="14.965cm" svg:y1="6.752cm" svg:x2="14.335cm" svg:y2="18.646cm" draw:start-shape="id76" draw:start-glue-point="1" draw:end-shape="id71" draw:end-glue-point="1" svg:d="M14965 6752h1910v11894h-2540" svg:viewBox="0 0 2541 11895">
          <text:p/>
        </draw:connector>
        <draw:connector draw:style-name="gr18" draw:text-style-name="P3" draw:layer="layout" draw:line-skew="2.624cm" svg:x1="22.247cm" svg:y1="10.315cm" svg:x2="22.59cm" svg:y2="3.481cm" draw:start-shape="id72" draw:start-glue-point="1" draw:end-shape="id77" draw:end-glue-point="1" svg:d="M22247 10315h3518v-6834h-3175" svg:viewBox="0 0 3519 6835">
          <text:p/>
        </draw:connector>
        <draw:custom-shape draw:style-name="gr23" draw:text-style-name="P3" draw:layer="layout" svg:width="0.318cm" svg:height="0.3cm" svg:x="17.993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line-skew="3.018cm -0.39cm" svg:x1="22.247cm" svg:y1="10.315cm" svg:x2="5.446cm" svg:y2="2.578cm" draw:start-shape="id72" draw:start-glue-point="1" draw:end-shape="id70" draw:end-glue-point="0" svg:d="M22247 10315h3518v-8680h-20319v943" svg:viewBox="0 0 20320 8681">
          <text:p/>
        </draw:connector>
        <draw:frame draw:style-name="gr8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  <draw:custom-shape draw:style-name="gr14" draw:text-style-name="P1" draw:layer="layout" svg:width="0.318cm" svg:height="0.3cm" svg:x="16.717cm" svg:y="1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xml:id="id78" draw:id="id78" draw:layer="layout" svg:width="4.518cm" svg:height="0.962cm" svg:x="3.222cm" svg:y="5.045cm">
          <draw:text-box>
            <text:list text:style-name="L1">
              <text:list-item>
                <text:p>provider (to)</text:p>
              </text:list-item>
            </text:list>
          </draw:text-box>
        </draw:frame>
        <draw:connector draw:style-name="gr28" draw:text-style-name="P5" draw:layer="layout" draw:line-skew="-3.98cm" svg:x1="7.74cm" svg:y1="5.526cm" svg:x2="18.781cm" svg:y2="10.155cm" draw:start-shape="id78" draw:end-shape="id79" draw:end-glue-point="3" svg:d="M7740 5526h1515v4629h9526" svg:viewBox="0 0 11042 4630">
          <text:p/>
        </draw:connector>
        <draw:custom-shape draw:style-name="gr14" draw:text-style-name="P1" draw:layer="layout" svg:width="0.318cm" svg:height="0.3cm" svg:x="16.159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18cm" svg:height="0.3cm" svg:x="16.714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18cm" svg:height="0.3cm" svg:x="17.984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" draw:text-style-name="P1" xml:id="id93" draw:id="id93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87" draw:id="id87" draw:layer="layout" svg:width="7.303cm" svg:height="5.08cm" svg:x="9.89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84" draw:id="id84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80" draw:id="id80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82" draw:id="id82" draw:layer="layout" svg:width="5.255cm" svg:height="0.962cm" svg:x="10.525cm" svg:y="7.0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81" draw:id="id81" draw:layer="layout" svg:width="10.16cm" svg:height="4.128cm" svg:x="5.445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5.798cm" svg:y="12.738cm">
          <draw:text-box>
            <text:p>TypeAndQuantity</text:p>
          </draw:text-box>
        </draw:frame>
        <draw:frame draw:style-name="gr6" draw:text-style-name="P2" draw:layer="layout" svg:width="9.525cm" svg:height="1.673cm" svg:x="6.397cm" svg:y="13.7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5.605cm" svg:y2="14.176cm" draw:start-shape="id80" draw:start-glue-point="1" draw:end-shape="id81" draw:end-glue-point="1" svg:d="M22388 11268h1364v2908h-8147" svg:viewBox="0 0 8148 2909">
          <text:p/>
        </draw:connector>
        <draw:connector draw:style-name="gr7" draw:text-style-name="P3" draw:layer="layout" svg:x1="15.78cm" svg:y1="7.504cm" svg:x2="15.605cm" svg:y2="14.176cm" draw:start-shape="id82" draw:start-glue-point="1" draw:end-shape="id81" draw:end-glue-point="1" svg:d="M15780 7504h500v6672h-675" svg:viewBox="0 0 676 6673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86" draw:id="id86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6.397cm" svg:y="14.652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29" draw:text-style-name="P2" xml:id="id90" draw:id="id90" draw:layer="layout" svg:width="4.404cm" svg:height="1.079cm" svg:x="10.566cm" svg:y="5.636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85" draw:id="id85" draw:layer="layout" svg:width="10.159cm" svg:height="3.493cm" svg:x="2.587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3.122cm" svg:y="17.193cm">
          <draw:text-box>
            <text:p>[CreativeWork, Service, etc]</text:p>
          </draw:text-box>
        </draw:frame>
        <draw:frame draw:style-name="gr17" draw:text-style-name="P2" xml:id="id83" draw:id="id83" draw:layer="layout" svg:width="3.396cm" svg:height="0.962cm" svg:x="3.674cm" svg:y="19.007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3.674cm" svg:y1="19.488cm" svg:x2="5.446cm" svg:y2="6.997cm" draw:start-shape="id83" draw:start-glue-point="3" draw:end-shape="id84" draw:end-glue-point="2" svg:d="M3674 19488h-2222v-9925h3994v-2566" svg:viewBox="0 0 3995 12492">
          <text:p/>
        </draw:connector>
        <draw:connector draw:style-name="gr7" draw:text-style-name="P3" draw:layer="layout" draw:line-skew="2.452cm" svg:x1="22.388cm" svg:y1="11.268cm" svg:x2="12.746cm" svg:y2="18.621cm" draw:start-shape="id80" draw:start-glue-point="1" draw:end-shape="id85" draw:end-glue-point="1" svg:d="M22388 11268h2952v7353h-12594" svg:viewBox="0 0 12595 7354">
          <text:p/>
        </draw:connector>
        <draw:connector draw:style-name="gr7" draw:text-style-name="P3" draw:layer="layout" draw:line-skew="3.018cm" svg:x1="22.247cm" svg:y1="10.315cm" svg:x2="17.193cm" svg:y2="6.397cm" draw:start-shape="id86" draw:start-glue-point="1" draw:end-shape="id87" draw:end-glue-point="1" svg:d="M22247 10315h3518v-3918h-8572" svg:viewBox="0 0 8573 3919">
          <text:p/>
        </draw:connector>
        <draw:custom-shape draw:style-name="gr30" draw:text-style-name="P4" xml:id="id91" draw:id="id91" draw:layer="layout" svg:width="9.779cm" svg:height="3.058cm" svg:x="12.811cm" svg:y="1.9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xml:id="id88" draw:id="id88" draw:layer="layout" svg:width="2.685cm" svg:height="0.962cm" svg:x="3.24cm" svg:y="4.175cm">
          <draw:text-box>
            <text:list text:style-name="L1">
              <text:list-item>
                <text:p>fulfills</text:p>
              </text:list-item>
            </text:list>
          </draw:text-box>
        </draw:frame>
        <draw:connector draw:style-name="gr18" draw:text-style-name="P3" draw:layer="layout" draw:line-skew="-0.236cm -0.39cm" svg:x1="5.925cm" svg:y1="4.656cm" svg:x2="5.446cm" svg:y2="2.578cm" draw:start-shape="id88" draw:start-glue-point="1" draw:end-shape="id84" draw:end-glue-point="0" svg:d="M5925 4656h3012v-3021h-3491v943" svg:viewBox="0 0 3492 3022">
          <text:p/>
        </draw:connector>
        <draw:frame draw:style-name="gr21" draw:text-style-name="P2" draw:layer="layout" svg:width="7.733cm" svg:height="0.962cm" svg:x="13.064cm" svg:y="2.26cm">
          <draw:text-box>
            <text:p>Donate/Give/Trade Action</text:p>
          </draw:text-box>
        </draw:frame>
        <draw:frame draw:style-name="gr31" draw:text-style-name="P2" draw:layer="layout" svg:width="2.791cm" svg:height="0.962cm" svg:x="13.182cm" svg:y="3.081cm">
          <draw:text-box>
            <text:list text:style-name="L1">
              <text:list-item>
                <text:p>object</text:p>
              </text:list-item>
            </text:list>
          </draw:text-box>
        </draw:frame>
        <draw:connector draw:style-name="gr32" draw:text-style-name="P3" draw:layer="layout" svg:x1="9.392cm" svg:y1="11.16cm" svg:x2="2.587cm" svg:y2="18.621cm" draw:start-shape="id89" draw:start-glue-point="2" draw:end-shape="id85" draw:end-glue-point="3" svg:d="M9392 11160h-7357v7461h552" svg:viewBox="0 0 7358 7462">
          <text:p/>
        </draw:connector>
        <draw:connector draw:style-name="gr18" draw:text-style-name="P3" draw:layer="layout" svg:x1="10.566cm" svg:y1="6.175cm" svg:x2="9.406cm" svg:y2="6.177cm" draw:start-shape="id90" draw:start-glue-point="3" svg:d="M10566 6175h-830v2h-330" svg:viewBox="0 0 1161 3">
          <text:p/>
        </draw:connector>
        <draw:connector draw:style-name="gr18" draw:text-style-name="P3" draw:layer="layout" draw:line-skew="2.624cm" svg:x1="22.247cm" svg:y1="10.315cm" svg:x2="22.59cm" svg:y2="3.481cm" draw:start-shape="id86" draw:start-glue-point="1" draw:end-shape="id91" draw:end-glue-point="1" svg:d="M22247 10315h3518v-6834h-3175" svg:viewBox="0 0 3519 6835">
          <text:p/>
        </draw:connector>
        <draw:connector draw:style-name="gr19" draw:text-style-name="P3" draw:layer="layout" draw:line-skew="3.018cm -0.39cm" svg:x1="22.247cm" svg:y1="10.315cm" svg:x2="5.446cm" svg:y2="2.578cm" draw:start-shape="id86" draw:start-glue-point="1" draw:end-shape="id84" draw:end-glue-point="0" svg:d="M22247 10315h3518v-8680h-20319v943" svg:viewBox="0 0 20320 8681">
          <text:p/>
        </draw:connector>
        <draw:frame draw:style-name="gr8" draw:text-style-name="P2" draw:layer="layout" svg:width="5.788cm" svg:height="0.962cm" svg:x="3.635cm" svg:y="18.11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92" draw:id="id92" draw:layer="layout" svg:width="4.518cm" svg:height="0.962cm" svg:x="3.24cm" svg:y="5.045cm">
          <draw:text-box>
            <text:list text:style-name="L1">
              <text:list-item>
                <text:p>provider (to)</text:p>
              </text:list-item>
            </text:list>
          </draw:text-box>
        </draw:frame>
        <draw:connector draw:style-name="gr28" draw:text-style-name="P5" draw:layer="layout" draw:line-skew="-4.307cm" svg:x1="7.758cm" svg:y1="5.526cm" svg:x2="18.781cm" svg:y2="10.155cm" draw:start-shape="id92" draw:start-glue-point="1" draw:end-shape="id93" draw:end-glue-point="3" svg:d="M7758 5526h1179v4629h9844" svg:viewBox="0 0 11024 4630">
          <text:p/>
        </draw:connector>
        <draw:custom-shape draw:style-name="gr14" draw:text-style-name="P1" draw:layer="layout" svg:width="0.318cm" svg:height="0.3cm" svg:x="16.159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18cm" svg:height="0.3cm" svg:x="12.612cm" svg:y="10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18cm" svg:height="0.3cm" svg:x="17.984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xml:id="id89" draw:id="id89" draw:layer="layout" svg:x1="9.392cm" svg:y1="3.54cm" svg:x2="9.392cm" svg:y2="11.16cm">
          <text:p/>
        </draw:line>
        <draw:line draw:style-name="gr34" draw:text-style-name="P3" draw:layer="layout" svg:x1="13.201cm" svg:y1="3.54cm" svg:x2="9.391cm" svg:y2="3.54cm">
          <text:p/>
        </draw:line>
        <draw:custom-shape draw:style-name="gr14" draw:text-style-name="P1" draw:layer="layout" svg:width="0.318cm" svg:height="0.3cm" svg:x="9.234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35" draw:text-style-name="P1" xml:id="id97" draw:id="id97" draw:layer="layout" svg:width="6.35cm" svg:height="2.857cm" svg:x="15.605cm" svg:y="4.81cm">
          <text:p text:style-name="P3">Plan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7.57cm" svg:height="6.985cm" draw:transform="skewX (0.0143116998663535) translate (2.955cm 1.952cm)">
          <text:p text:style-name="P3">Give</text:p>
          <text:p text:style-name="P3"/>
          <text:p text:style-name="P6">* agent (person)</text:p>
          <text:p text:style-name="P6">* recipient (person)</text:p>
          <text:p text:style-name="P6"/>
          <text:p text:style-name="P7"><text:span text:style-name="T1">* </text:span>provider (to this)</text:p>
          <text:p text:style-name="P6">* fulfi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xml:id="id96" draw:id="id96" draw:layer="layout" svg:width="6.033cm" svg:height="3.175cm" svg:x="8.937cm" svg:y="11.795cm">
          <text:p text:style-name="P3">Offer</text:p>
          <text:p text:style-name="P3"/>
          <text:p text:style-name="P6">* fulfills (isPartOf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5" draw:layer="layout" svg:x1="5.762cm" svg:y1="7.667cm" svg:x2="15.605cm" svg:y2="6.08cm">
          <text:p/>
        </draw:line>
        <draw:line draw:style-name="gr39" draw:text-style-name="P5" draw:layer="layout" svg:x1="15.605cm" svg:y1="5.445cm" svg:x2="8.937cm" svg:y2="6.715cm">
          <text:p/>
        </draw:line>
        <draw:connector draw:style-name="gr40" draw:text-style-name="P5" draw:layer="layout" draw:type="curve" svg:x1="18.462cm" svg:y1="6.715cm" svg:x2="22.59cm" svg:y2="9.572cm" draw:start-shape="id94" draw:start-glue-point="1" draw:end-shape="id95" draw:end-glue-point="0" svg:d="M18462 6715c2752 0 4128 952 4128 2857" svg:viewBox="0 0 4129 2858">
          <text:p/>
        </draw:connector>
        <draw:custom-shape draw:style-name="gr41" draw:text-style-name="P1" xml:id="id95" draw:id="id95" draw:layer="layout" svg:width="6.35cm" svg:height="2.54cm" draw:transform="skewX (0.00314159265358979) translate (19.415cm 9.572cm)">
          <text:p text:style-name="P3">Plan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5" draw:layer="layout" draw:type="curve" svg:x1="14.97cm" svg:y1="13.382cm" svg:x2="18.78cm" svg:y2="7.667cm" draw:start-shape="id96" draw:start-glue-point="1" draw:end-shape="id97" svg:d="M14970 13382c2540 0 3810-1905 3810-5715" svg:viewBox="0 0 3811 5716">
          <text:p text:style-name="P3"/>
        </draw:connector>
        <draw:line draw:style-name="gr43" draw:text-style-name="P5" draw:layer="layout" svg:x1="5.762cm" svg:y1="7.667cm" svg:x2="8.937cm" svg:y2="13.382cm">
          <text:p/>
        </draw:line>
        <draw:frame draw:style-name="gr2" draw:text-style-name="P2" xml:id="id94" draw:id="id94" draw:layer="layout" svg:width="2.539cm" svg:height="1.27cm" svg:x="15.923cm" svg:y="6.08cm">
          <draw:text-box>
            <text:p>* fulfill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40" svg:d="M0 40l10-40 10 40z"/>
    <draw:marker draw:name="Arrowheads_20_4" draw:display-name="Arrowheads 4" svg:viewBox="0 0 15000 8146" svg:d="M29 0l-29 653 244 1943 761 1804 1183 1560 1562 1182 1806 760 1894 244 1994-244 1806-760 1562-1182 1183-1560 761-1804 244-1943-29-653z"/>
    <draw:marker draw:name="Arrowheads_20_5" draw:display-name="Arrowheads 5" svg:viewBox="0 0 15000 8146" svg:d="M29 0l-29 653 244 1943 761 1804 1183 1560 1562 1182 1806 760 1894 244 1994-244 1806-760 1562-1182 1183-1560 761-1804 244-1943-29-653z"/>
    <draw:marker draw:name="Arrowheads_20_6" draw:display-name="Arrowheads 6" svg:viewBox="0 0 20 20" svg:d="M0 20l10-20 10 20z"/>
    <draw:marker draw:name="Arrowheads_20_7" draw:display-name="Arrowheads 7" svg:viewBox="0 600 15000 8146" svg:d="M29 600l-29 653 244 1943 761 1804 1183 1560 1562 1182 1806 760 1894 244 1994-244 1806-760 1562-1182 1183-1560 761-1804 244-1943-29-653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8:08:50.220951366</meta:creation-date>
    <dc:date>2024-07-05T17:37:46.884632293</dc:date>
    <meta:editing-duration>P8DT19H41M16S</meta:editing-duration>
    <meta:editing-cycles>44</meta:editing-cycles>
    <meta:generator>LibreOffice/7.6.4.1$MacOSX_AARCH64 LibreOffice_project/e19e193f88cd6c0525a17fb7a176ed8e6a3e2aa1</meta:generator>
    <meta:document-statistic meta:object-count="295"/>
  </office:meta>
</office:document-meta>
</file>